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abb2bf" style:font-name="Droid Sans Mono" fo:font-size="16pt" fo:font-style="italic" fo:font-weight="normal" fo:background-color="#282c34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#ffffff" fo:keep-with-next="always"/>
      <style:text-properties officeooo:paragraph-rsid="001328f7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/>
      <style:text-properties officeooo:paragraph-rsid="001328f7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15.921cm" style:type="right"/>
        </style:tab-stops>
      </style:paragraph-properties>
      <style:text-properties officeooo:paragraph-rsid="001328f7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15.921cm" style:type="right"/>
        </style:tab-stops>
      </style:paragraph-properties>
      <style:text-properties officeooo:paragraph-rsid="00141341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/>
      <style:text-properties fo:color="#98c379" style:font-name="Droid Sans Mono" fo:font-size="11.25pt" fo:font-style="italic" fo:font-weight="normal" officeooo:paragraph-rsid="001328f7" fo:background-color="#282c34" style:font-style-asian="italic" style:font-weight-asian="normal" style:font-style-complex="italic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/>
      <style:text-properties fo:color="#98c379" style:font-name="Droid Sans Mono" fo:font-size="11.25pt" fo:font-style="italic" fo:font-weight="normal" officeooo:rsid="001328f7" officeooo:paragraph-rsid="001328f7" fo:background-color="#282c34" style:font-style-asian="italic" style:font-weight-asian="normal" style:font-style-complex="italic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15.921cm" style:type="right"/>
        </style:tab-stops>
      </style:paragraph-properties>
      <style:text-properties officeooo:rsid="001328f7" officeooo:paragraph-rsid="001328f7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#ffffff"/>
      <style:text-properties officeooo:paragraph-rsid="001328f7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officeooo:paragraph-rsid="001328f7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>
        <style:tab-stops>
          <style:tab-stop style:position="15.921cm" style:type="right"/>
        </style:tab-stops>
      </style:paragraph-properties>
      <style:text-properties officeooo:paragraph-rsid="00141341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italic" fo:font-weight="normal" officeooo:paragraph-rsid="001328f7" fo:background-color="#282c34" style:font-style-asian="italic" style:font-weight-asian="normal" style:font-style-complex="italic" style:font-weight-complex="normal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italic" fo:font-weight="normal" officeooo:rsid="001328f7" officeooo:paragraph-rsid="001328f7" fo:background-color="#282c34" style:font-style-asian="italic" style:font-weight-asian="normal" style:font-style-complex="italic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normal" fo:font-weight="normal" officeooo:paragraph-rsid="001328f7" fo:background-color="#282c34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officeooo:rsid="001328f7" officeooo:paragraph-rsid="001328f7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>
        <style:tab-stops>
          <style:tab-stop style:position="15.921cm" style:type="right"/>
        </style:tab-stops>
      </style:paragraph-properties>
      <style:text-properties officeooo:rsid="001328f7" officeooo:paragraph-rsid="001328f7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#ffffff"/>
      <style:text-properties fo:font-style="italic" fo:font-weight="normal" officeooo:rsid="001328f7" officeooo:paragraph-rsid="001328f7" style:font-style-asian="italic" style:font-weight-asian="normal" style:font-style-complex="italic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abb2bf" style:font-name="Droid Sans Mono" fo:font-size="11.25pt" fo:font-weight="normal" officeooo:paragraph-rsid="001328f7" fo:background-color="#282c34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abb2bf" style:font-name="Droid Sans Mono" fo:font-size="11.25pt" fo:font-style="italic" fo:font-weight="normal" officeooo:paragraph-rsid="001328f7" fo:background-color="#282c34" style:font-style-asian="italic" style:font-style-complex="italic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>
        <style:tab-stops>
          <style:tab-stop style:position="15.921cm" style:type="right"/>
        </style:tab-stops>
      </style:paragraph-properties>
      <style:text-properties fo:color="#abb2bf" style:font-name="Droid Sans Mono" fo:font-size="16pt" fo:font-style="italic" fo:font-weight="normal" officeooo:paragraph-rsid="00141341" fo:background-color="#282c34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abb2bf" style:font-name="Droid Sans Mono" fo:font-size="16pt" fo:font-style="italic" fo:font-weight="normal" officeooo:paragraph-rsid="00141341" fo:background-color="#282c34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>
        <style:tab-stops>
          <style:tab-stop style:position="15.921cm" style:type="right"/>
        </style:tab-stops>
      </style:paragraph-properties>
      <style:text-properties fo:color="#abb2bf" style:font-name="Droid Sans Mono" fo:font-size="16pt" fo:font-style="italic" fo:font-weight="normal" officeooo:rsid="00141341" officeooo:paragraph-rsid="0015eea9" fo:background-color="#282c34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abb2bf" style:font-name="Droid Sans Mono" fo:font-size="16pt" fo:font-style="normal" fo:font-weight="normal" officeooo:paragraph-rsid="00141341" fo:background-color="#282c34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officeooo:rsid="00141341" officeooo:paragraph-rsid="00141341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italic" fo:font-weight="normal" officeooo:paragraph-rsid="001328f7" fo:background-color="#282c34" style:font-style-asian="italic" style:font-weight-asian="normal" style:font-style-complex="italic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normal" fo:font-weight="normal" officeooo:paragraph-rsid="001328f7" fo:background-color="#282c34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fo:color="#98c379" style:font-name="Droid Sans Mono" fo:font-size="11.25pt" fo:font-style="italic" fo:font-weight="normal" officeooo:rsid="001328f7" officeooo:paragraph-rsid="001328f7" fo:background-color="#282c34" style:font-style-asian="italic" style:font-weight-asian="normal" style:font-style-complex="italic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/>
      <style:text-properties officeooo:paragraph-rsid="001328f7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solid" style:text-underline-width="auto" style:text-underline-color="font-color" fo:font-weight="bold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style:text-underline-style="solid" style:text-underline-width="auto" style:text-underline-color="font-color" fo:background-color="transparent" loext:char-shading-value="0" style:font-name-asian="Times New Roman1" style:font-size-asian="18pt" style:font-name-complex="Times New Roman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328f7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officeooo:rsid="001328f7" fo:background-color="transparent" loext:char-shading-value="0" style:font-name-asian="Times New Roman1" style:font-size-asian="16pt" style:font-style-asian="normal" style:font-name-complex="Times New Roman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style:text-underline-style="none" fo:font-weight="bold" officeooo:rsid="001328f7" fo:background-color="transparent" loext:char-shading-value="0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6pt" style:text-underline-style="none" officeooo:rsid="001328f7" fo:background-color="transparent" loext:char-shading-value="0" style:font-name-asian="Times New Roman1" style:font-size-asian="16pt" style:font-name-complex="Times New Roman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6pt" style:text-underline-style="none" officeooo:rsid="001328f7" fo:background-color="transparent" loext:char-shading-value="0" style:font-name-asian="Times New Roman1" style:font-size-asian="16pt" style:font-name-complex="Times New Roman1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style:text-underline-style="none" fo:background-color="transparent" loext:char-shading-value="0" style:font-name-asian="Times New Roman1" style:font-size-asian="16pt" style:font-name-complex="Times New Roman1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fo:background-color="transparent" loext:char-shading-value="0" style:font-name-asian="Times New Roman1" style:font-size-asian="16pt" style:font-style-asian="italic" style:font-weight-asian="normal" style:font-name-complex="Times New Roman1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officeooo:rsid="001328f7" fo:background-color="transparent" loext:char-shading-value="0" style:font-name-asian="Times New Roman1" style:font-size-asian="16pt" style:font-style-asian="italic" style:font-weight-asian="normal" style:font-name-complex="Times New Roman1" style:font-size-complex="1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officeooo:rsid="001328f7" fo:background-color="transparent" loext:char-shading-value="0" style:font-name-asian="Times New Roman1" style:font-name-complex="Times New Roman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officeooo:rsid="001328f7" loext:char-shading-value="0" style:font-name-asian="Times New Roman1" style:font-name-complex="Times New Roman1" fo:background-color="#ffffff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officeooo:rsid="00141341" fo:background-color="transparent" loext:char-shading-value="0" style:font-name-asian="Times New Roman1" style:font-name-complex="Times New Roman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loext:char-shading-value="0" style:font-name-asian="Times New Roman1" style:font-name-complex="Times New Roman1" fo:background-color="#ffffff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bold" officeooo:rsid="001328f7" loext:char-shading-value="0" style:font-name-asian="Times New Roman1" style:font-weight-asian="bold" style:font-name-complex="Times New Roman1" fo:background-color="#ffffff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bold" loext:char-shading-value="0" style:font-name-asian="Times New Roman1" style:font-weight-asian="bold" style:font-name-complex="Times New Roman1" fo:background-color="#ffffff"/>
    </style:style>
    <style:style style:name="T18" style:family="text">
      <style:text-properties fo:font-variant="normal" fo:text-transform="none" fo:color="#1a1a1a" style:text-line-through-style="none" style:text-line-through-type="none" style:text-position="0% 100%" style:font-name="Courier New" fo:font-size="12pt" fo:font-style="normal" style:text-underline-style="none" fo:font-weight="bold" officeooo:rsid="001328f7" loext:char-shading-value="0" style:font-name-asian="Courier New1" style:font-size-asian="12pt" style:font-style-asian="normal" style:font-weight-asian="bold" style:font-name-complex="Courier New1" style:font-size-complex="12pt" fo:background-color="#c0c0c0"/>
    </style:style>
    <style:style style:name="T19" style:family="text">
      <style:text-properties fo:font-variant="normal" fo:text-transform="none" fo:color="#1a1a1a" style:text-line-through-style="none" style:text-line-through-type="none" style:text-position="0% 100%" style:font-name="Times New Roman" fo:font-size="16pt" fo:font-style="italic" style:text-underline-style="none" fo:font-weight="bold" officeooo:rsid="001328f7" loext:char-shading-value="0" style:font-name-asian="Times New Roman1" style:font-size-asian="16pt" style:font-style-asian="italic" style:font-weight-asian="bold" style:font-name-complex="Times New Roman1" style:font-size-complex="16pt" fo:background-color="#ffffff"/>
    </style:style>
    <style:style style:name="T20" style:family="text">
      <style:text-properties fo:font-variant="normal" fo:text-transform="none" fo:color="#1a1a1a" style:text-line-through-style="none" style:text-line-through-type="none" style:text-position="0% 100%" style:font-name="Times New Roman" fo:font-size="16pt" fo:font-style="italic" style:text-underline-style="none" fo:font-weight="bold" officeooo:rsid="001328f7" loext:char-shading-value="0" style:font-name-asian="Times New Roman1" style:font-size-asian="16pt" style:font-style-asian="italic" style:font-weight-asian="bold" style:font-name-complex="Times New Roman1" style:font-size-complex="16pt" fo:background-color="#c0c0c0"/>
    </style:style>
    <style:style style:name="T21" style:family="text">
      <style:text-properties fo:font-variant="normal" fo:text-transform="none" fo:color="#1a1a1a" style:text-line-through-style="none" style:text-line-through-type="none" style:text-position="0% 100%" style:font-name="Times New Roman" style:text-underline-style="none" fo:font-weight="bold" loext:char-shading-value="0" style:font-name-asian="Times New Roman1" style:font-weight-asian="bold" style:font-name-complex="Times New Roman1" fo:background-color="#ffffff"/>
    </style:style>
    <style:style style:name="T22" style:family="text">
      <style:text-properties fo:font-variant="normal" fo:text-transform="none" fo:color="#1a1a1a" style:text-line-through-style="none" style:text-line-through-type="none" style:text-position="0% 100%" style:font-name="Times New Roman" style:text-underline-style="none" fo:font-weight="bold" loext:char-shading-value="0" style:font-name-asian="Times New Roman1" style:font-weight-asian="bold" style:font-name-complex="Times New Roman1" fo:background-color="#c0c0c0"/>
    </style:style>
    <style:style style:name="T23" style:family="text">
      <style:text-properties fo:font-variant="normal" fo:text-transform="none" fo:color="#1a1a1a" style:text-line-through-style="none" style:text-line-through-type="none" style:text-position="0% 100%" style:font-name="Times New Roman" style:text-underline-style="none" fo:font-weight="bold" officeooo:rsid="0015eea9" loext:char-shading-value="0" style:font-name-asian="Times New Roman1" style:font-weight-asian="bold" style:font-name-complex="Times New Roman1" fo:background-color="#ffffff"/>
    </style:style>
    <style:style style:name="T24" style:family="text">
      <style:text-properties fo:font-variant="normal" fo:text-transform="none" fo:color="#1a1a1a" style:text-line-through-style="none" style:text-line-through-type="none" style:text-position="0% 100%" style:font-name="Times New Roman" style:text-underline-style="none" loext:char-shading-value="0" style:font-name-asian="Times New Roman1" style:font-name-complex="Times New Roman1" fo:background-color="#ffffff"/>
    </style:style>
    <style:style style:name="T25" style:family="text">
      <style:text-properties fo:color="#1a1a1a" style:font-name="Courier New" fo:font-size="12pt" style:font-name-asian="Courier New1" style:font-size-asian="12pt" style:font-name-complex="Courier New1" style:font-size-complex="12pt" fo:background-color="#c0c0c0"/>
    </style:style>
    <style:style style:name="T26" style:family="text">
      <style:text-properties fo:color="#1a1a1a" style:font-name="Times New Roman" fo:font-size="16pt" fo:font-weight="bold" style:font-name-asian="Times New Roman1" style:font-size-asian="16pt" style:font-weight-asian="bold" style:font-name-complex="Times New Roman1" style:font-size-complex="16pt" fo:background-color="#ffffff"/>
    </style:style>
    <style:style style:name="T27" style:family="text">
      <style:text-properties fo:color="#1a1a1a" style:font-name="Times New Roman" fo:font-size="16pt" style:font-name-asian="Times New Roman1" style:font-size-asian="16pt" style:font-name-complex="Times New Roman1" style:font-size-complex="16pt" fo:background-color="#ffffff"/>
    </style:style>
    <style:style style:name="T28" style:family="text">
      <style:text-properties fo:color="#1a1a1a" style:font-name="Times New Roman" style:font-name-asian="Times New Roman1" style:font-name-complex="Times New Roman1" fo:background-color="#ffffff"/>
    </style:style>
    <style:style style:name="T29" style:family="text">
      <style:text-properties fo:color="#1a1a1a" style:font-name="Times New Roman" officeooo:rsid="00141341" style:font-name-asian="Times New Roman1" style:font-name-complex="Times New Roman1" fo:background-color="#ffffff"/>
    </style:style>
    <style:style style:name="T30" style:family="text">
      <style:text-properties fo:color="#1a1a1a" style:font-name="Times New Roman" fo:font-weight="bold" style:font-name-asian="Times New Roman1" style:font-weight-asian="bold" style:font-name-complex="Times New Roman1" fo:background-color="#ffffff"/>
    </style:style>
    <style:style style:name="T31" style:family="text">
      <style:text-properties fo:color="#1a1a1a" style:font-name="Times New Roman" fo:font-weight="bold" style:font-name-asian="Times New Roman1" style:font-weight-asian="bold" style:font-name-complex="Times New Roman1" fo:background-color="#c0c0c0"/>
    </style:style>
    <style:style style:name="T32" style:family="text">
      <style:text-properties fo:color="#1a1a1a" style:font-name="Times New Roman" fo:font-weight="bold" officeooo:rsid="00141341" style:font-name-asian="Times New Roman1" style:font-weight-asian="bold" style:font-name-complex="Times New Roman1" fo:background-color="#ffffff"/>
    </style:style>
    <style:style style:name="T33" style:family="text">
      <style:text-properties officeooo:rsid="0015e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DOOP 3.2.0 INSTALLATION</text:span></text:p>
      <text:p text:style-name="P9"><text:span text:style-name="T1"/></text:p>
      <text:p text:style-name="P17"><text:span text:style-name="T2">sudo apt-get install update</text:span></text:p>
      <text:p text:style-name="P17"><text:span text:style-name="T2">sudo apt-get install upgrade</text:span></text:p>
      <text:p text:style-name="P17"><text:span text:style-name="T2"/></text:p>
      <text:p text:style-name="P3"><text:span text:style-name="T3">Step 1-&gt; </text:span><text:span text:style-name="T4">Download the tar file for Hadoop-3.2.0</text:span></text:p>
      <text:p text:style-name="P10"><text:span text:style-name="T4"/></text:p>
      <text:p text:style-name="P12"><text:a xlink:type="simple" xlink:href="https://archive.apache.org/dist/hadoop/core/hadoop-3.2.0/hadoop-3.2.0.tar.gz" text:style-name="Internet_20_link" text:visited-style-name="Visited_20_Internet_20_Link"><text:span text:style-name="T7">https://archive.apache.org/dist/hadoop/core/hadoop-3.2.0/hadoop-3.2.0.tar.gz</text:span></text:a></text:p>
      <text:p text:style-name="P12"><text:span text:style-name="T7"/></text:p>
      <text:p text:style-name="P6"><text:span text:style-name="T4">Step 2-&gt; Extract the tar file of hadoop-3.2.0 by the following command and rename it to hadoop</text:span></text:p>
      <text:p text:style-name="P25"><text:span text:style-name="T6"/></text:p>
      <text:p text:style-name="P25"><text:span text:style-name="T7">sudo tar -xvf hadoop-3.2.0.tar.gz</text:span></text:p>
      <text:p text:style-name="P25"><text:span text:style-name="T7">sudo mv hadoop-3.2.0 hadoop</text:span></text:p>
      <text:p text:style-name="P26"><text:span text:style-name="T6">Step 3-&gt;Now we move 'hadoop' folder to /usr/local</text:span></text:p>
      <text:p text:style-name="P12"><text:span text:style-name="T7">sudo mv hadoop /usr/local/hadoop</text:span></text:p>
      <text:p text:style-name="P12"><text:span text:style-name="T6"/></text:p>
      <text:p text:style-name="P14"><text:span text:style-name="T6">Step 4-&gt; Give the necessary permissions to the /usr/local/ directory by the following command</text:span></text:p>
      <text:p text:style-name="P12"><text:span text:style-name="T6"/></text:p>
      <text:p text:style-name="P10"><text:span text:style-name="T10">sudo chmod 777 <text:s/>/usr/local/hadoop</text:span></text:p>
      <text:p text:style-name="P12"><text:span text:style-name="T7">sudo chown -R bdcoe /usr/local/hadoop</text:span></text:p>
      <text:p text:style-name="P12"><text:span text:style-name="T7"/></text:p>
      <text:p text:style-name="P12"><text:span text:style-name="T4">Step 5-&gt;Now install the java-8-oracle from the following commands</text:span></text:p>
      <text:p text:style-name="P12"><text:span text:style-name="T4"/></text:p>
      <text:p text:style-name="P13"><text:span text:style-name="T9">sudo apt update</text:span></text:p>
      <text:p text:style-name="P13"><text:span text:style-name="T9">sudo apt install openjdk-8-jdk</text:span></text:p>
      <text:p text:style-name="P13"><text:span text:style-name="T9"/></text:p>
      <text:p text:style-name="P7"><text:span text:style-name="T3">step 6-&gt;Install Open SSH Server and generate key by the following command</text:span></text:p>
      <text:p text:style-name="P10"><text:span text:style-name="T10"/></text:p>
      <text:p text:style-name="P10"><text:span text:style-name="T10">sudo apt-get install openssh-server</text:span></text:p>
      <text:p text:style-name="P13"><text:span text:style-name="T9">ssh-keygen -t rsa -P ""</text:span></text:p>
      <text:p text:style-name="P12"><text:span text:style-name="T4"/></text:p>
      <text:p text:style-name="P12"><text:span text:style-name="T7"/></text:p>
      <text:p text:style-name="P3"><text:soft-page-break/><text:span text:style-name="T4">Step 7-&gt;Enable SSH access to your local machine with this newly created key by the following command.</text:span></text:p>
      <text:p text:style-name="P10"><text:span text:style-name="T10"/></text:p>
      <text:p text:style-name="P10"><text:span text:style-name="T10">cat $HOME/.ssh/id_rsa.pub &gt;&gt; $HOME/.ssh/authorized_keys</text:span></text:p>
      <text:p text:style-name="P10"><text:span text:style-name="T11">ssh </text:span><text:a xlink:type="simple" xlink:href="mailto:bdcoe@localhost" text:style-name="Internet_20_link" text:visited-style-name="Visited_20_Internet_20_Link">bdcoe@localhost</text:a></text:p>
      <text:p text:style-name="P15"><text:span text:style-name="T10">exit</text:span></text:p>
      <text:p text:style-name="P15"><text:span text:style-name="T10"/></text:p>
      <text:p text:style-name="P8"><text:span text:style-name="T3">Step 8-&gt; Create log file in hadoop folder</text:span></text:p>
      <text:p text:style-name="P8"><text:span text:style-name="T10">sudo mkdir –p /usr/local/hadoop/logs</text:span></text:p>
      <text:p text:style-name="P16"><text:span text:style-name="T10"/></text:p>
      <text:p text:style-name="P8"><text:span text:style-name="T3">Step 9-&gt; Give permissions to logs file in Hadoop</text:span></text:p>
      <text:p text:style-name="P16"><text:span text:style-name="T3"/></text:p>
      <text:p text:style-name="P4"><text:span text:style-name="T10">sudo chown -R </text:span><text:span text:style-name="T11">bdcoe</text:span><text:span text:style-name="T10"> /usr/local/hadoop/logs</text:span></text:p>
      <text:p text:style-name="P8"><text:span text:style-name="T10">sudo chmod 777 /usr/local/hadoop/logs</text:span></text:p>
      <text:p text:style-name="P16"><text:span text:style-name="T10"/></text:p>
      <text:p text:style-name="P5"><text:span text:style-name="T4">Step 10-&gt; update <text:s/>.bashrc file</text:span></text:p>
      <text:p text:style-name="P11"><text:span text:style-name="T4"/></text:p>
      <text:p text:style-name="P20"><text:span text:style-name="T12">export JAVA_HOME=/usr/lib/jvm/java-8-</text:span><text:span text:style-name="T14">openjdk-amd64</text:span></text:p>
      <text:p text:style-name="P20"><text:span text:style-name="T12">export HADOOP_PREFIX=/usr/local/hadoop</text:span></text:p>
      <text:p text:style-name="P20"><text:span text:style-name="T12">export PATH=$PATH:$HADOOP_PREFIX/bin</text:span></text:p>
      <text:p text:style-name="P20"><text:span text:style-name="T12">export PATH=$PATH:$HADOOP_PREFIX/sbin</text:span></text:p>
      <text:p text:style-name="P20"><text:span text:style-name="T12">export HADOOP_YARN_HOME=$HADOOP_PREFIX</text:span></text:p>
      <text:p text:style-name="P11"><text:span text:style-name="T4"/></text:p>
      <text:p text:style-name="P11"><text:span text:style-name="T18"/></text:p>
      <text:p text:style-name="P11"><text:span text:style-name="T19">Step 11-&gt; Reload </text:span><text:span text:style-name="T20">~/.bashrc</text:span><text:span text:style-name="T19"> file:</text:span></text:p>
      <text:p text:style-name="P18"/>
      <text:p text:style-name="P19">source .bashrc</text:p>
      <text:p text:style-name="P10"/>
      <text:p text:style-name="P24"><text:span text:style-name="T26">Step 12-&gt; Create HDFS directories and give necessary permissions:</text:span></text:p>
      <text:p text:style-name="P24"><text:span text:style-name="T26"/></text:p>
      <text:p text:style-name="P21"><text:span text:style-name="T28">sudo mkdir -p /hadoop_data/namenode</text:span></text:p>
      <text:p text:style-name="P21"><text:span text:style-name="T28">sudo mkdir -p /hadoop_data/datanode</text:span></text:p>
      <text:p text:style-name="P21"><text:span text:style-name="T28">sudo chown -R </text:span><text:span text:style-name="T29">bdcoe</text:span><text:span text:style-name="T28"> /hadoop_data/*</text:span></text:p>
      <text:p text:style-name="P21"><text:span text:style-name="T28"/></text:p>
      <text:p text:style-name="P23"><text:span text:style-name="T30">Step</text:span><text:span text:style-name="T32">13</text:span><text:span text:style-name="T30">-&gt;Modify </text:span><text:span text:style-name="T31">JAVA_HOME</text:span><text:span text:style-name="T30"> in </text:span><text:span text:style-name="T31">/usr/local/hadoop/etc/hadoop/hadoop-env.sh</text:span><text:span text:style-name="T30">:</text:span></text:p>
      <text:p text:style-name="P24"><text:span text:style-name="T26"/></text:p>
      <text:p text:style-name="P22"><text:span text:style-name="T13">export JAVA_HOME=/usr/lib/jvm/java-8-</text:span><text:span text:style-name="T15">openjdk-amd64</text:span></text:p>
      <text:p text:style-name="P22"><text:span text:style-name="T15"/></text:p>
      <text:p text:style-name="P22"><text:span text:style-name="T15"/></text:p>
      <text:p text:style-name="P22"><text:soft-page-break/><text:span text:style-name="T21">Step 1</text:span><text:span text:style-name="T23">4</text:span><text:span text:style-name="T21">-&gt;Modify </text:span><text:span text:style-name="T22">/usr/local/hadoop/etc/hadoop/core-site.xml</text:span><text:span text:style-name="T21"> to have something like:</text:span></text:p>
      <text:p text:style-name="P22"><text:span text:style-name="T21"/></text:p>
      <text:p text:style-name="P22"><text:span text:style-name="T24">&lt;configuration&gt;</text:span></text:p>
      <text:p text:style-name="P22"><text:span text:style-name="T24">&lt;property&gt;</text:span></text:p>
      <text:p text:style-name="P22"><text:span text:style-name="T24">&lt;name&gt;fs.defaultFS&lt;/name&gt; <text:s text:c="3"/></text:span></text:p>
      <text:p text:style-name="P22"><text:span text:style-name="T24">&lt;value&gt;hdfs://localhost:9000&lt;/value&gt;</text:span></text:p>
      <text:p text:style-name="P22"><text:span text:style-name="T24"><text:s text:c="2"/>&lt;/property&gt;</text:span></text:p>
      <text:p text:style-name="P22"><text:span text:style-name="T24">&lt;/configuration&gt;</text:span></text:p>
      <text:p text:style-name="P22"><text:span text:style-name="T24"/></text:p>
      <text:p text:style-name="P22"><text:span text:style-name="Source_20_Text">Step15-&gt; Modify /usr/local/hadoop/etc/hadoop/yarn-site.xml to have something like:</text:span></text:p>
      <text:p text:style-name="P22"><text:span text:style-name="Source_20_Text"/></text:p>
      <text:p text:style-name="P22"><text:span text:style-name="Source_20_Text">&lt;configuration&gt;</text:span></text:p>
      <text:p text:style-name="P22"><text:span text:style-name="Source_20_Text">&lt;property&gt;</text:span></text:p>
      <text:p text:style-name="P22"><text:span text:style-name="Source_20_Text"><text:s text:c="2"/>&lt;name&gt;yarn.nodemanager.aux-services&lt;/name&gt;</text:span></text:p>
      <text:p text:style-name="P22"><text:span text:style-name="Source_20_Text"><text:s text:c="2"/>&lt;value&gt;mapreduce_shuffle&lt;/value&gt;</text:span></text:p>
      <text:p text:style-name="P22"><text:span text:style-name="Source_20_Text">&lt;/property&gt;</text:span></text:p>
      <text:p text:style-name="P22"><text:span text:style-name="Source_20_Text">&lt;/configuration&gt;</text:span></text:p>
      <text:p text:style-name="P22"><text:span text:style-name="Source_20_Text"/></text:p>
      <text:p text:style-name="P22">Step-&gt;16 Modify /usr/local/hadoop/etc/hadoop/mapred-site.xml to have something like:</text:p>
      <text:p text:style-name="P22"/>
      <text:p text:style-name="P22">&lt;configuration&gt;</text:p>
      <text:p text:style-name="P22">&lt;property&gt;</text:p>
      <text:p text:style-name="P22"><text:s text:c="2"/>&lt;name&gt;mapreduce.framework.name&lt;/name&gt;</text:p>
      <text:p text:style-name="P22"><text:s text:c="2"/>&lt;value&gt;yarn&lt;/value&gt;</text:p>
      <text:p text:style-name="P22">&lt;/property&gt;</text:p>
      <text:p text:style-name="P22">&lt;/configuration&gt;</text:p>
      <text:p text:style-name="P22"/>
      <text:p text:style-name="P22">Step-&gt;17 Modify /usr/local/hadoop/etc/hadoop/hdfs-site.xml to have something like:</text:p>
      <text:p text:style-name="P22"/>
      <text:p text:style-name="P22">&lt;configuration&gt;</text:p>
      <text:p text:style-name="P22">&lt;property&gt;</text:p>
      <text:p text:style-name="P22">&lt;name&gt;dfs.namenode.name.dir&lt;/name&gt;</text:p>
      <text:p text:style-name="P22">&lt;value&gt;file:/hadoop_data/namenode&lt;/value&gt;</text:p>
      <text:p text:style-name="P22">&lt;/property&gt;</text:p>
      <text:p text:style-name="P22">&lt;property&gt;</text:p>
      <text:p text:style-name="P22"><text:soft-page-break/>&lt;name&gt;dfs.datanode.data.dir&lt;/name&gt; <text:s text:c="3"/>&lt;value&gt;file:/hadoop_data/datanode&lt;/value&gt;</text:p>
      <text:p text:style-name="P22">&lt;/property&gt;</text:p>
      <text:p text:style-name="P22">&lt;property&gt;</text:p>
      <text:p text:style-name="P22">&lt;name&gt;dfs.replication&lt;/name&gt;</text:p>
      <text:p text:style-name="P22">&lt;value&gt;1&lt;/value&gt;</text:p>
      <text:p text:style-name="P22">&lt;/property&gt; </text:p>
      <text:p text:style-name="P22">&lt;/configuration</text:p>
      <text:p text:style-name="P22"/>
      <text:p text:style-name="P22">Step 18-&gt;Format file system: $HADOOP_PREFIX/bin</text:p>
      <text:p text:style-name="P22"/>
      <text:p text:style-name="P22">hdfs namenode -format</text:p>
      <text:p text:style-name="P22"/>
      <text:p text:style-name="P22">Step19-&gt;Start Hadoop:</text:p>
      <text:p text:style-name="P22"/>
      <text:p text:style-name="P22">start-dfs.sh</text:p>
      <text:p text:style-name="P22">start-yarn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1:50:55.273891769</meta:creation-date>
    <dc:date>2019-08-22T22:26:39.272658934</dc:date>
    <meta:editing-duration>PT50S</meta:editing-duration>
    <meta:editing-cycles>1</meta:editing-cycles>
    <meta:document-statistic meta:table-count="0" meta:image-count="0" meta:object-count="0" meta:page-count="4" meta:paragraph-count="82" meta:word-count="293" meta:character-count="2887" meta:non-whitespace-character-count="2656"/>
    <meta:generator>LibreOffice/6.0.7.3$Linux_X86_64 LibreOffice_project/00m0$Build-3</meta:generator>
  </office:meta>
</office:document-meta>
</file>